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Vehicle Class</text:p>
          </table:table-cell>
          <table:table-cell office:value-type="string">
            <text:p>License Plate</text:p>
          </table:table-cell>
          <table:table-cell office:value-type="string">
            <text:p>Registered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Occupied</text:p>
          </table:table-cell>
          <table:table-cell office:value-type="string">
            <text:p>Available</text:p>
          </table:table-cell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O4H39165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8:22 AM</text:p>
          </table:table-cell>
          <table:table-cell office:value="1" office:value-type="float"/>
          <table:table-cell office:value="11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3 AM</text:p>
          </table:table-cell>
          <table:table-cell office:value="2" office:value-type="float"/>
          <table:table-cell office:value="11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8:23 AM</text:p>
          </table:table-cell>
          <table:table-cell office:value="1" office:value-type="float"/>
          <table:table-cell office:value="11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07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4 AM</text:p>
          </table:table-cell>
          <table:table-cell office:value="2" office:value-type="float"/>
          <table:table-cell office:value="11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T330J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4 AM</text:p>
          </table:table-cell>
          <table:table-cell office:value="3" office:value-type="float"/>
          <table:table-cell office:value="11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1995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5 AM</text:p>
          </table:table-cell>
          <table:table-cell office:value="4" office:value-type="float"/>
          <table:table-cell office:value="11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MO L0955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5 AM</text:p>
          </table:table-cell>
          <table:table-cell office:value="5" office:value-type="float"/>
          <table:table-cell office:value="11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VJ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5 AM</text:p>
          </table:table-cell>
          <table:table-cell office:value="6" office:value-type="float"/>
          <table:table-cell office:value="11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J02JC 3402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6 AM</text:p>
          </table:table-cell>
          <table:table-cell office:value="7" office:value-type="float"/>
          <table:table-cell office:value="11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CAO4K1587073W7 IL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7 AM</text:p>
          </table:table-cell>
          <table:table-cell office:value="8" office:value-type="float"/>
          <table:table-cell office:value="11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5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8 AM</text:p>
          </table:table-cell>
          <table:table-cell office:value="9" office:value-type="float"/>
          <table:table-cell office:value="11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O4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0 AM</text:p>
          </table:table-cell>
          <table:table-cell office:value="10" office:value-type="float"/>
          <table:table-cell office:value="11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AKJ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1 AM</text:p>
          </table:table-cell>
          <table:table-cell office:value="11" office:value-type="float"/>
          <table:table-cell office:value="10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1 AM</text:p>
          </table:table-cell>
          <table:table-cell office:value="12" office:value-type="float"/>
          <table:table-cell office:value="10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VT G4 LAD2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2 AM</text:p>
          </table:table-cell>
          <table:table-cell office:value="13" office:value-type="float"/>
          <table:table-cell office:value="10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K G34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3 AM</text:p>
          </table:table-cell>
          <table:table-cell office:value="14" office:value-type="float"/>
          <table:table-cell office:value="10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529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4 AM</text:p>
          </table:table-cell>
          <table:table-cell office:value="15" office:value-type="float"/>
          <table:table-cell office:value="10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JV511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5 AM</text:p>
          </table:table-cell>
          <table:table-cell office:value="16" office:value-type="float"/>
          <table:table-cell office:value="10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91WBD731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5 AM</text:p>
          </table:table-cell>
          <table:table-cell office:value="17" office:value-type="float"/>
          <table:table-cell office:value="10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4KK9178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8:36 AM</text:p>
          </table:table-cell>
          <table:table-cell office:value="18" office:value-type="float"/>
          <table:table-cell office:value="10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 CKA04HV4703 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7 AM</text:p>
          </table:table-cell>
          <table:table-cell office:value="19" office:value-type="float"/>
          <table:table-cell office:value="10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 4 04 IA F4J3366ST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9 AM</text:p>
          </table:table-cell>
          <table:table-cell office:value="20" office:value-type="float"/>
          <table:table-cell office:value="10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KAO4K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9 AM</text:p>
          </table:table-cell>
          <table:table-cell office:value="21" office:value-type="float"/>
          <table:table-cell office:value="9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W1 V37854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40 AM</text:p>
          </table:table-cell>
          <table:table-cell office:value="22" office:value-type="float"/>
          <table:table-cell office:value="9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2 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41 AM</text:p>
          </table:table-cell>
          <table:table-cell office:value="23" office:value-type="float"/>
          <table:table-cell office:value="9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02JF3095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8:42 AM</text:p>
          </table:table-cell>
          <table:table-cell office:value="24" office:value-type="float"/>
          <table:table-cell office:value="9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K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43 AM</text:p>
          </table:table-cell>
          <table:table-cell office:value="25" office:value-type="float"/>
          <table:table-cell office:value="9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78 67 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47 AM</text:p>
          </table:table-cell>
          <table:table-cell office:value="26" office:value-type="float"/>
          <table:table-cell office:value="9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2HW22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48 AM</text:p>
          </table:table-cell>
          <table:table-cell office:value="27" office:value-type="float"/>
          <table:table-cell office:value="93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/>
          </table:table-cell>
          <table:table-cell office:value="26" office:value-type="float"/>
          <table:table-cell office:value="94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/>
          </table:table-cell>
          <table:table-cell office:value="27" office:value-type="float"/>
          <table:table-cell office:value="9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8:50 AM</text:p>
          </table:table-cell>
          <table:table-cell office:value="26" office:value-type="float"/>
          <table:table-cell office:value="9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 L222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0 AM</text:p>
          </table:table-cell>
          <table:table-cell office:value="27" office:value-type="float"/>
          <table:table-cell office:value="9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44 22KA201HR21919STAPEHHHRET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0 AM</text:p>
          </table:table-cell>
          <table:table-cell office:value="28" office:value-type="float"/>
          <table:table-cell office:value="9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XA92KC85228WE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0 AM</text:p>
          </table:table-cell>
          <table:table-cell office:value="29" office:value-type="float"/>
          <table:table-cell office:value="9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5 A9WVNDL5 G I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0 AM</text:p>
          </table:table-cell>
          <table:table-cell office:value="30" office:value-type="float"/>
          <table:table-cell office:value="9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249000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0 AM</text:p>
          </table:table-cell>
          <table:table-cell office:value="31" office:value-type="float"/>
          <table:table-cell office:value="8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KN517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1 AM</text:p>
          </table:table-cell>
          <table:table-cell office:value="32" office:value-type="float"/>
          <table:table-cell office:value="8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HN0258T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8:51 AM</text:p>
          </table:table-cell>
          <table:table-cell office:value="33" office:value-type="float"/>
          <table:table-cell office:value="8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1 AM</text:p>
          </table:table-cell>
          <table:table-cell office:value="34" office:value-type="float"/>
          <table:table-cell office:value="8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02J24928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3 AM</text:p>
          </table:table-cell>
          <table:table-cell office:value="35" office:value-type="float"/>
          <table:table-cell office:value="8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2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4 AM</text:p>
          </table:table-cell>
          <table:table-cell office:value="36" office:value-type="float"/>
          <table:table-cell office:value="8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93JG5699 4ZZ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4 AM</text:p>
          </table:table-cell>
          <table:table-cell office:value="37" office:value-type="float"/>
          <table:table-cell office:value="8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ND I UV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24 AM</text:p>
          </table:table-cell>
          <table:table-cell office:value="38" office:value-type="float"/>
          <table:table-cell office:value="8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24 AM</text:p>
          </table:table-cell>
          <table:table-cell office:value="39" office:value-type="float"/>
          <table:table-cell office:value="8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3H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24 AM</text:p>
          </table:table-cell>
          <table:table-cell office:value="40" office:value-type="float"/>
          <table:table-cell office:value="8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 CKA04HV4703 5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9:30 AM</text:p>
          </table:table-cell>
          <table:table-cell office:value="39" office:value-type="float"/>
          <table:table-cell office:value="8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04MP5701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9:32 AM</text:p>
          </table:table-cell>
          <table:table-cell office:value="40" office:value-type="float"/>
          <table:table-cell office:value="8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7 KAAIE112903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32 AM</text:p>
          </table:table-cell>
          <table:table-cell office:value="41" office:value-type="float"/>
          <table:table-cell office:value="7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A9IH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34 AM</text:p>
          </table:table-cell>
          <table:table-cell office:value="42" office:value-type="float"/>
          <table:table-cell office:value="7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O1MV0844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9:37 AM</text:p>
          </table:table-cell>
          <table:table-cell office:value="43" office:value-type="float"/>
          <table:table-cell office:value="7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8GV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38 AM</text:p>
          </table:table-cell>
          <table:table-cell office:value="44" office:value-type="float"/>
          <table:table-cell office:value="7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64 V50EET5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10 AM</text:p>
          </table:table-cell>
          <table:table-cell office:value="45" office:value-type="float"/>
          <table:table-cell office:value="7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KA32EN871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10 AM</text:p>
          </table:table-cell>
          <table:table-cell office:value="46" office:value-type="float"/>
          <table:table-cell office:value="7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2490008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10 AM</text:p>
          </table:table-cell>
          <table:table-cell office:value="45" office:value-type="float"/>
          <table:table-cell office:value="7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3H10449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11 AM</text:p>
          </table:table-cell>
          <table:table-cell office:value="46" office:value-type="float"/>
          <table:table-cell office:value="7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H KA02J9939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11 AM</text:p>
          </table:table-cell>
          <table:table-cell office:value="47" office:value-type="float"/>
          <table:table-cell office:value="7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 04JT25G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10:15AM</text:p>
          </table:table-cell>
          <table:table-cell office:value="48" office:value-type="float"/>
          <table:table-cell office:value="7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17 AM</text:p>
          </table:table-cell>
          <table:table-cell office:value="47" office:value-type="float"/>
          <table:table-cell office:value="7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1OJ528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19 AM</text:p>
          </table:table-cell>
          <table:table-cell office:value="48" office:value-type="float"/>
          <table:table-cell office:value="7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24 AM</text:p>
          </table:table-cell>
          <table:table-cell office:value="49" office:value-type="float"/>
          <table:table-cell office:value="7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T330J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27 AM</text:p>
          </table:table-cell>
          <table:table-cell office:value="48" office:value-type="float"/>
          <table:table-cell office:value="7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OZ5735D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29 AM</text:p>
          </table:table-cell>
          <table:table-cell office:value="49" office:value-type="float"/>
          <table:table-cell office:value="7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BA50256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0 AM</text:p>
          </table:table-cell>
          <table:table-cell office:value="50" office:value-type="float"/>
          <table:table-cell office:value="7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33 AM</text:p>
          </table:table-cell>
          <table:table-cell office:value="49" office:value-type="float"/>
          <table:table-cell office:value="7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 5 I 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3 AM</text:p>
          </table:table-cell>
          <table:table-cell office:value="50" office:value-type="float"/>
          <table:table-cell office:value="7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529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33 AM</text:p>
          </table:table-cell>
          <table:table-cell office:value="49" office:value-type="float"/>
          <table:table-cell office:value="7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S A 03 O4C8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3 AM</text:p>
          </table:table-cell>
          <table:table-cell office:value="50" office:value-type="float"/>
          <table:table-cell office:value="7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2HU792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3 AM</text:p>
          </table:table-cell>
          <table:table-cell office:value="51" office:value-type="float"/>
          <table:table-cell office:value="6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O80E639GEG51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4 AM</text:p>
          </table:table-cell>
          <table:table-cell office:value="52" office:value-type="float"/>
          <table:table-cell office:value="6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 A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4 AM</text:p>
          </table:table-cell>
          <table:table-cell office:value="53" office:value-type="float"/>
          <table:table-cell office:value="6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51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36 AM</text:p>
          </table:table-cell>
          <table:table-cell office:value="52" office:value-type="float"/>
          <table:table-cell office:value="6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27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9 AM</text:p>
          </table:table-cell>
          <table:table-cell office:value="53" office:value-type="float"/>
          <table:table-cell office:value="6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VT G4 LAD2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40 AM</text:p>
          </table:table-cell>
          <table:table-cell office:value="52" office:value-type="float"/>
          <table:table-cell office:value="6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2 AM</text:p>
          </table:table-cell>
          <table:table-cell office:value="53" office:value-type="float"/>
          <table:table-cell office:value="6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43 AM</text:p>
          </table:table-cell>
          <table:table-cell office:value="52" office:value-type="float"/>
          <table:table-cell office:value="6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3 AM</text:p>
          </table:table-cell>
          <table:table-cell office:value="53" office:value-type="float"/>
          <table:table-cell office:value="6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537 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3 AM</text:p>
          </table:table-cell>
          <table:table-cell office:value="54" office:value-type="float"/>
          <table:table-cell office:value="6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A413853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3 AM</text:p>
          </table:table-cell>
          <table:table-cell office:value="55" office:value-type="float"/>
          <table:table-cell office:value="6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WEHD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4 AM</text:p>
          </table:table-cell>
          <table:table-cell office:value="56" office:value-type="float"/>
          <table:table-cell office:value="6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7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44 AM</text:p>
          </table:table-cell>
          <table:table-cell office:value="55" office:value-type="float"/>
          <table:table-cell office:value="6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JKA25IECOF 1 P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4 AM</text:p>
          </table:table-cell>
          <table:table-cell office:value="56" office:value-type="float"/>
          <table:table-cell office:value="6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KA06U929 2 9 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5 AM</text:p>
          </table:table-cell>
          <table:table-cell office:value="57" office:value-type="float"/>
          <table:table-cell office:value="6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JKA25IECOF 1 P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44 AM</text:p>
          </table:table-cell>
          <table:table-cell office:value="56" office:value-type="float"/>
          <table:table-cell office:value="6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G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7 AM</text:p>
          </table:table-cell>
          <table:table-cell office:value="57" office:value-type="float"/>
          <table:table-cell office:value="6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4EX17264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10:47 AM</text:p>
          </table:table-cell>
          <table:table-cell office:value="58" office:value-type="float"/>
          <table:table-cell office:value="6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17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8 AM</text:p>
          </table:table-cell>
          <table:table-cell office:value="59" office:value-type="float"/>
          <table:table-cell office:value="6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DCRXA04KB5577Z5GTT1N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50 AM</text:p>
          </table:table-cell>
          <table:table-cell office:value="60" office:value-type="float"/>
          <table:table-cell office:value="6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25 J18853 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50 A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KAO4E2857TW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52 A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MO L09550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53 A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24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55 A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J 2734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1 AM</text:p>
          </table:table-cell>
          <table:table-cell office:value="63" office:value-type="float"/>
          <table:table-cell office:value="5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072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1 A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/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/>
          </table:table-cell>
          <table:table-cell office:value="63" office:value-type="float"/>
          <table:table-cell office:value="5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5N3616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2 AM</text:p>
          </table:table-cell>
          <table:table-cell office:value="64" office:value-type="float"/>
          <table:table-cell office:value="5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A023R61572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2 AM</text:p>
          </table:table-cell>
          <table:table-cell office:value="65" office:value-type="float"/>
          <table:table-cell office:value="5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1415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3 AM</text:p>
          </table:table-cell>
          <table:table-cell office:value="6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S515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4 AM</text:p>
          </table:table-cell>
          <table:table-cell office:value="67" office:value-type="float"/>
          <table:table-cell office:value="5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2 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5 AM</text:p>
          </table:table-cell>
          <table:table-cell office:value="6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GH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7 AM</text:p>
          </table:table-cell>
          <table:table-cell office:value="67" office:value-type="float"/>
          <table:table-cell office:value="53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/>
          </table:table-cell>
          <table:table-cell office:value="6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91WBD7317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8 AM</text:p>
          </table:table-cell>
          <table:table-cell office:value="65" office:value-type="float"/>
          <table:table-cell office:value="5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FA5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8 AM</text:p>
          </table:table-cell>
          <table:table-cell office:value="6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LNO7A 5EG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8 AM</text:p>
          </table:table-cell>
          <table:table-cell office:value="67" office:value-type="float"/>
          <table:table-cell office:value="53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/>
          </table:table-cell>
          <table:table-cell office:value="68" office:value-type="float"/>
          <table:table-cell office:value="5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4KK9178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11:09 AM</text:p>
          </table:table-cell>
          <table:table-cell office:value="67" office:value-type="float"/>
          <table:table-cell office:value="5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9 AM</text:p>
          </table:table-cell>
          <table:table-cell office:value="6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9 AM</text:p>
          </table:table-cell>
          <table:table-cell office:value="67" office:value-type="float"/>
          <table:table-cell office:value="5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9 AM</text:p>
          </table:table-cell>
          <table:table-cell office:value="6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3H1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9 AM</text:p>
          </table:table-cell>
          <table:table-cell office:value="65" office:value-type="float"/>
          <table:table-cell office:value="5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TN37CE598E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11:09 AM</text:p>
          </table:table-cell>
          <table:table-cell office:value="6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9 AM</text:p>
          </table:table-cell>
          <table:table-cell office:value="67" office:value-type="float"/>
          <table:table-cell office:value="5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243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10 AM</text:p>
          </table:table-cell>
          <table:table-cell office:value="6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KAL017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1 AM</text:p>
          </table:table-cell>
          <table:table-cell office:value="67" office:value-type="float"/>
          <table:table-cell office:value="5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J5K A0 3WEE5717LU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1 AM</text:p>
          </table:table-cell>
          <table:table-cell office:value="68" office:value-type="float"/>
          <table:table-cell office:value="5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HR425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1 AM</text:p>
          </table:table-cell>
          <table:table-cell office:value="69" office:value-type="float"/>
          <table:table-cell office:value="5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12 AM</text:p>
          </table:table-cell>
          <table:table-cell office:value="68" office:value-type="float"/>
          <table:table-cell office:value="5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2 AM</text:p>
          </table:table-cell>
          <table:table-cell office:value="69" office:value-type="float"/>
          <table:table-cell office:value="5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Q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2 AM</text:p>
          </table:table-cell>
          <table:table-cell office:value="70" office:value-type="float"/>
          <table:table-cell office:value="5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X 3656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4 AM</text:p>
          </table:table-cell>
          <table:table-cell office:value="71" office:value-type="float"/>
          <table:table-cell office:value="4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AKJ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20 AM</text:p>
          </table:table-cell>
          <table:table-cell office:value="70" office:value-type="float"/>
          <table:table-cell office:value="5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O80E639GEG510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23 AM</text:p>
          </table:table-cell>
          <table:table-cell office:value="69" office:value-type="float"/>
          <table:table-cell office:value="5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93JG5699 4ZZ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24 AM</text:p>
          </table:table-cell>
          <table:table-cell office:value="68" office:value-type="float"/>
          <table:table-cell office:value="5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J02JC 34027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25 AM</text:p>
          </table:table-cell>
          <table:table-cell office:value="67" office:value-type="float"/>
          <table:table-cell office:value="5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BA502563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27 AM</text:p>
          </table:table-cell>
          <table:table-cell office:value="6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KAO4K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30 AM</text:p>
          </table:table-cell>
          <table:table-cell office:value="65" office:value-type="float"/>
          <table:table-cell office:value="5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ROOCTS 17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54 AM</text:p>
          </table:table-cell>
          <table:table-cell office:value="6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 5 I 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57 AM</text:p>
          </table:table-cell>
          <table:table-cell office:value="65" office:value-type="float"/>
          <table:table-cell office:value="5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 4 04 IA F4J3366ST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2:06 PM</text:p>
          </table:table-cell>
          <table:table-cell office:value="64" office:value-type="float"/>
          <table:table-cell office:value="5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S5157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2:08 PM</text:p>
          </table:table-cell>
          <table:table-cell office:value="63" office:value-type="float"/>
          <table:table-cell office:value="5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OZ5735D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2:10 P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2:12 P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B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2:14 P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2HU792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2:15 P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2:58 P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612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11 PM</text:p>
          </table:table-cell>
          <table:table-cell office:value="63" office:value-type="float"/>
          <table:table-cell office:value="5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KN5172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11 P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CKAQ MS834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11 PM</text:p>
          </table:table-cell>
          <table:table-cell office:value="63" office:value-type="float"/>
          <table:table-cell office:value="5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12 P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78 67 1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15 P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16 P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4EX17264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1:17 P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O4V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20 P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20 P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 04JT25G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1:20 PM</text:p>
          </table:table-cell>
          <table:table-cell office:value="60" office:value-type="float"/>
          <table:table-cell office:value="6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KAL0178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20 PM</text:p>
          </table:table-cell>
          <table:table-cell office:value="59" office:value-type="float"/>
          <table:table-cell office:value="6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21 PM</text:p>
          </table:table-cell>
          <table:table-cell office:value="60" office:value-type="float"/>
          <table:table-cell office:value="6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 2K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21 P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6122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23 PM</text:p>
          </table:table-cell>
          <table:table-cell office:value="60" office:value-type="float"/>
          <table:table-cell office:value="6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L H928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30 P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04MP5701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1:30 PM</text:p>
          </table:table-cell>
          <table:table-cell office:value="60" office:value-type="float"/>
          <table:table-cell office:value="6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30 P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9KA52W4295SS LL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32 P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02MB7010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38 PM</text:p>
          </table:table-cell>
          <table:table-cell office:value="63" office:value-type="float"/>
          <table:table-cell office:value="5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 27OV3 ND 47 2Y 9 2L G LCS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39 PM</text:p>
          </table:table-cell>
          <table:table-cell office:value="64" office:value-type="float"/>
          <table:table-cell office:value="5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KAOAE285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44 PM</text:p>
          </table:table-cell>
          <table:table-cell office:value="65" office:value-type="float"/>
          <table:table-cell office:value="5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W1 V378545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45 PM</text:p>
          </table:table-cell>
          <table:table-cell office:value="64" office:value-type="float"/>
          <table:table-cell office:value="5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S A 03 O4C88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45 PM</text:p>
          </table:table-cell>
          <table:table-cell office:value="63" office:value-type="float"/>
          <table:table-cell office:value="5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44 22KA0THR21919STATPNHEEREPTTEE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46 PM</text:p>
          </table:table-cell>
          <table:table-cell office:value="64" office:value-type="float"/>
          <table:table-cell office:value="5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O41903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46 PM</text:p>
          </table:table-cell>
          <table:table-cell office:value="65" office:value-type="float"/>
          <table:table-cell office:value="5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X 3656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46 PM</text:p>
          </table:table-cell>
          <table:table-cell office:value="64" office:value-type="float"/>
          <table:table-cell office:value="5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14153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46 PM</text:p>
          </table:table-cell>
          <table:table-cell office:value="63" office:value-type="float"/>
          <table:table-cell office:value="5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Y1507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47 PM</text:p>
          </table:table-cell>
          <table:table-cell office:value="64" office:value-type="float"/>
          <table:table-cell office:value="5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A3H0449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48 PM</text:p>
          </table:table-cell>
          <table:table-cell office:value="65" office:value-type="float"/>
          <table:table-cell office:value="5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GH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50 PM</text:p>
          </table:table-cell>
          <table:table-cell office:value="64" office:value-type="float"/>
          <table:table-cell office:value="5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WCTST7T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50 PM</text:p>
          </table:table-cell>
          <table:table-cell office:value="65" office:value-type="float"/>
          <table:table-cell office:value="5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02JF3095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1:51 PM</text:p>
          </table:table-cell>
          <table:table-cell office:value="64" office:value-type="float"/>
          <table:table-cell office:value="5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7 KAAIE1129038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55 PM</text:p>
          </table:table-cell>
          <table:table-cell office:value="63" office:value-type="float"/>
          <table:table-cell office:value="5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4KL309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57 PM</text:p>
          </table:table-cell>
          <table:table-cell office:value="64" office:value-type="float"/>
          <table:table-cell office:value="5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20 PM</text:p>
          </table:table-cell>
          <table:table-cell office:value="63" office:value-type="float"/>
          <table:table-cell office:value="5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CKAQ MS8347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20 PM</text:p>
          </table:table-cell>
          <table:table-cell office:value="6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5N3616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22 P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XA92KC85228WE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23 PM</text:p>
          </table:table-cell>
          <table:table-cell office:value="60" office:value-type="float"/>
          <table:table-cell office:value="6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A023R615721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24 PM</text:p>
          </table:table-cell>
          <table:table-cell office:value="59" office:value-type="float"/>
          <table:table-cell office:value="6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2:24 PM</text:p>
          </table:table-cell>
          <table:table-cell office:value="60" office:value-type="float"/>
          <table:table-cell office:value="6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A5TH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2:26 P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30 PM</text:p>
          </table:table-cell>
          <table:table-cell office:value="60" office:value-type="float"/>
          <table:table-cell office:value="6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2:41 PM</text:p>
          </table:table-cell>
          <table:table-cell office:value="6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 A3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41 PM</text:p>
          </table:table-cell>
          <table:table-cell office:value="60" office:value-type="float"/>
          <table:table-cell office:value="6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8GV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42 PM</text:p>
          </table:table-cell>
          <table:table-cell office:value="59" office:value-type="float"/>
          <table:table-cell office:value="6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02J249285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45 PM</text:p>
          </table:table-cell>
          <table:table-cell office:value="58" office:value-type="float"/>
          <table:table-cell office:value="6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LNO7A 5EG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50 PM</text:p>
          </table:table-cell>
          <table:table-cell office:value="57" office:value-type="float"/>
          <table:table-cell office:value="6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OTHC775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2:50 PM</text:p>
          </table:table-cell>
          <table:table-cell office:value="58" office:value-type="float"/>
          <table:table-cell office:value="6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TN37CE598E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2:51 PM</text:p>
          </table:table-cell>
          <table:table-cell office:value="57" office:value-type="float"/>
          <table:table-cell office:value="6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8 A1R7QB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3:00 PM</text:p>
          </table:table-cell>
          <table:table-cell office:value="58" office:value-type="float"/>
          <table:table-cell office:value="6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3:05 PM</text:p>
          </table:table-cell>
          <table:table-cell office:value="59" office:value-type="float"/>
          <table:table-cell office:value="6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VJ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13 PM</text:p>
          </table:table-cell>
          <table:table-cell office:value="58" office:value-type="float"/>
          <table:table-cell office:value="6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H KA02J9939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13 PM</text:p>
          </table:table-cell>
          <table:table-cell office:value="57" office:value-type="float"/>
          <table:table-cell office:value="6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ND I UV3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14 PM</text:p>
          </table:table-cell>
          <table:table-cell office:value="56" office:value-type="float"/>
          <table:table-cell office:value="6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HN0258T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3:15 PM</text:p>
          </table:table-cell>
          <table:table-cell office:value="55" office:value-type="float"/>
          <table:table-cell office:value="6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7538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3:20 PM</text:p>
          </table:table-cell>
          <table:table-cell office:value="56" office:value-type="float"/>
          <table:table-cell office:value="6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JKA25IECOF 1 P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3:25 PM</text:p>
          </table:table-cell>
          <table:table-cell office:value="57" office:value-type="float"/>
          <table:table-cell office:value="6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K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30 PM</text:p>
          </table:table-cell>
          <table:table-cell office:value="56" office:value-type="float"/>
          <table:table-cell office:value="6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L H9281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30 PM</text:p>
          </table:table-cell>
          <table:table-cell office:value="55" office:value-type="float"/>
          <table:table-cell office:value="6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33 PM</text:p>
          </table:table-cell>
          <table:table-cell office:value="54" office:value-type="float"/>
          <table:table-cell office:value="6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2HW222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37 PM</text:p>
          </table:table-cell>
          <table:table-cell office:value="53" office:value-type="float"/>
          <table:table-cell office:value="6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KA32EN8718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40 PM</text:p>
          </table:table-cell>
          <table:table-cell office:value="52" office:value-type="float"/>
          <table:table-cell office:value="6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3:40 PM</text:p>
          </table:table-cell>
          <table:table-cell office:value="53" office:value-type="float"/>
          <table:table-cell office:value="6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HR4255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42 PM</text:p>
          </table:table-cell>
          <table:table-cell office:value="52" office:value-type="float"/>
          <table:table-cell office:value="6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JKA25IECOF 1 P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43 PM</text:p>
          </table:table-cell>
          <table:table-cell office:value="51" office:value-type="float"/>
          <table:table-cell office:value="6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48 PM</text:p>
          </table:table-cell>
          <table:table-cell office:value="50" office:value-type="float"/>
          <table:table-cell office:value="7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O1MV0844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4:33 PM</text:p>
          </table:table-cell>
          <table:table-cell office:value="49" office:value-type="float"/>
          <table:table-cell office:value="7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0AVONKA64VCEPT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4:35 PM</text:p>
          </table:table-cell>
          <table:table-cell office:value="50" office:value-type="float"/>
          <table:table-cell office:value="7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M336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4:36 PM</text:p>
          </table:table-cell>
          <table:table-cell office:value="51" office:value-type="float"/>
          <table:table-cell office:value="6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4:37 PM</text:p>
          </table:table-cell>
          <table:table-cell office:value="50" office:value-type="float"/>
          <table:table-cell office:value="7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EKA5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4:37 PM</text:p>
          </table:table-cell>
          <table:table-cell office:value="51" office:value-type="float"/>
          <table:table-cell office:value="6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Q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4:37 PM</text:p>
          </table:table-cell>
          <table:table-cell office:value="50" office:value-type="float"/>
          <table:table-cell office:value="7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4:38 PM</text:p>
          </table:table-cell>
          <table:table-cell office:value="51" office:value-type="float"/>
          <table:table-cell office:value="6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7-07T13:05:28.777395</meta:creation-date>
    <dc:date>2024-07-07T13:05:28.808797</dc:date>
    <meta:generator>http://pypi.python.org/pypi/ezodf/0.1.0$Python3.10.12 (main, Nov 20 2023, 15:14:05) [GCC 11.4.0]</meta:generator>
    <meta:document-statistic/>
    <meta:editing-cycles>1</meta:editing-cycles>
  </office:meta>
</office:document-meta>
</file>